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4" style:family="graphic" style:parent-style-name="text">
      <style:graphic-properties draw:auto-grow-height="true" draw:auto-grow-width="true" fo:min-height="0.585cm" fo:min-width="6.97cm"/>
    </style:style>
    <style:style style:name="gr5" style:family="graphic" style:parent-style-name="text">
      <style:graphic-properties draw:auto-grow-height="true" draw:auto-grow-width="true" fo:min-height="0.712cm" fo:min-width="4.155cm"/>
    </style:style>
    <style:style style:name="gr6" style:family="graphic" style:parent-style-name="text">
      <style:graphic-properties draw:auto-grow-height="true" draw:auto-grow-width="true" fo:min-height="0.712cm" fo:min-width="6.2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8" style:family="graphic" style:parent-style-name="text">
      <style:graphic-properties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4" draw:id="id4" draw:layer="layout" svg:x1="3.921cm" svg:y1="4.937cm" svg:x2="17.256cm" svg:y2="4.937cm">
          <text:p/>
        </draw:line>
        <draw:line draw:style-name="gr2" draw:text-style-name="P1" draw:layer="layout" svg:x1="3.921cm" svg:y1="7.35cm" svg:x2="3.921cm" svg:y2="4.937cm">
          <text:p/>
        </draw:line>
        <draw:frame draw:style-name="gr3" draw:text-style-name="P2" draw:layer="layout" svg:width="2.225cm" svg:height="0.962cm" svg:x="2.905cm" svg:y="7.858cm">
          <draw:text-box>
            <text:p>epoch</text:p>
          </draw:text-box>
        </draw:frame>
        <draw:line draw:style-name="gr2" draw:text-style-name="P1" xml:id="id1" draw:id="id1" draw:layer="layout" svg:x1="8.366cm" svg:y1="5.953cm" svg:x2="8.366cm" svg:y2="4.937cm">
          <text:p/>
        </draw:line>
        <draw:line draw:style-name="gr2" draw:text-style-name="P1" xml:id="id3" draw:id="id3" draw:layer="layout" svg:x1="16.278cm" svg:y1="5.804cm" svg:x2="16.278cm" svg:y2="4.915cm">
          <text:p/>
        </draw:line>
        <draw:frame draw:style-name="gr4" xml:id="id6" draw:id="id6" draw:layer="layout" svg:width="7.47cm" svg:height="0.835cm" svg:x="4.683cm" svg:y="6.134cm">
          <draw:text-box>
            <text:p>monotonic_clock::time_point pocetak</text:p>
          </draw:text-box>
        </draw:frame>
        <draw:frame draw:style-name="gr5" xml:id="id7" draw:id="id7" draw:layer="layout" svg:width="6.662cm" svg:height="0.962cm" svg:x="13.007cm" svg:y="6.007cm">
          <draw:text-box>
            <text:p>monotonic_clock::time_point kraj</text:p>
          </draw:text-box>
        </draw:frame>
        <draw:connector draw:style-name="gr2" draw:text-style-name="P1" xml:id="id2" draw:id="id2" draw:layer="layout" draw:type="curve" svg:x1="11.727cm" svg:y1="2.78cm" svg:x2="8.366cm" svg:y2="4.937cm" draw:end-shape="id1" draw:end-glue-point="0" svg:d="M11727 2780c-2032 0-352 2157-3361 2157" svg:viewBox="0 0 3362 2158">
          <text:p/>
        </draw:connector>
        <draw:connector draw:style-name="gr2" draw:text-style-name="P1" draw:layer="layout" draw:type="curve" svg:x1="11.727cm" svg:y1="2.78cm" svg:x2="16.278cm" svg:y2="4.915cm" draw:start-shape="id2" draw:start-glue-point="2" draw:end-shape="id3" draw:end-glue-point="0" svg:d="M11727 2780c3301 0 1026 2135 4551 2135" svg:viewBox="0 0 4552 2136">
          <text:p/>
        </draw:connector>
        <draw:frame draw:style-name="gr6" draw:layer="layout" svg:width="8.588cm" svg:height="0.962cm" svg:x="7.858cm" svg:y="1.816cm">
          <draw:text-box>
            <text:p>duration&lt;double&gt; trajanje <text:s/>= kraj - pocetak </text:p>
          </draw:text-box>
        </draw:frame>
        <draw:connector draw:style-name="gr2" draw:text-style-name="P1" draw:layer="layout" svg:x1="17.256cm" svg:y1="4.937cm" svg:x2="18.386cm" svg:y2="4.955cm" draw:start-shape="id4" draw:start-glue-point="1" svg:d="M17256 4937h816v18h314" svg:viewBox="0 0 1131 19">
          <text:p/>
        </draw:connector>
        <draw:frame draw:style-name="gr7" draw:text-style-name="P2" draw:layer="layout" svg:width="1.7cm" svg:height="0.962cm" svg:x="17.383cm" svg:y="3.921cm">
          <draw:text-box>
            <text:p>time</text:p>
          </draw:text-box>
        </draw:frame>
        <draw:frame draw:style-name="gr8" xml:id="id5" draw:id="id5" draw:layer="layout" svg:width="4.96cm" svg:height="0.729cm" svg:x="9.636cm" svg:y="8.526cm">
          <draw:text-box>
            <text:p>monotonic_clock::now()</text:p>
          </draw:text-box>
        </draw:frame>
        <draw:connector draw:style-name="gr2" draw:text-style-name="P1" draw:layer="layout" svg:x1="12.116cm" svg:y1="8.526cm" svg:x2="8.418cm" svg:y2="6.969cm" draw:start-shape="id5" draw:start-glue-point="0" draw:end-shape="id6" draw:end-glue-point="2" svg:d="M12116 8526v-778h-3698v-779" svg:viewBox="0 0 3699 1558">
          <text:p/>
        </draw:connector>
        <draw:connector draw:style-name="gr2" draw:text-style-name="P1" draw:layer="layout" svg:x1="12.116cm" svg:y1="8.526cm" svg:x2="16.338cm" svg:y2="6.969cm" draw:start-shape="id5" draw:start-glue-point="0" draw:end-shape="id7" svg:d="M12116 8526v-778h4222v-779" svg:viewBox="0 0 4223 15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gdan Sataric</meta:initial-creator>
    <meta:creation-date>2016-02-14T11:01:41.576478143</meta:creation-date>
    <dc:date>2016-02-14T11:24:46.887327461</dc:date>
    <dc:creator>Bogdan Sataric</dc:creator>
    <meta:editing-duration>PT12M39S</meta:editing-duration>
    <meta:editing-cycles>8</meta:editing-cycles>
    <meta:generator>LibreOffice/5.0.4.2$Linux_X86_64 LibreOffice_project/00m0$Build-2</meta:generator>
    <meta:document-statistic meta:object-count="15"/>
  </office:meta>
</office:document-meta>
</file>